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翩翩體 簡" svg:font-family="'翩翩體 簡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55ae2" style:font-name-asian="翩翩體 簡" style:language-asian="zh" style:country-asian="TW"/>
    </style:style>
    <style:style style:name="P2" style:family="paragraph" style:parent-style-name="Standard">
      <style:text-properties officeooo:rsid="00055ae2" officeooo:paragraph-rsid="00055ae2" style:font-name-asian="翩翩體 簡" style:language-asian="zh" style:country-asian="TW"/>
    </style:style>
    <style:style style:name="P3" style:family="paragraph" style:parent-style-name="Standard">
      <style:paragraph-properties fo:text-align="center" style:justify-single-word="false"/>
      <style:text-properties officeooo:rsid="00055ae2" officeooo:paragraph-rsid="00055ae2" style:font-name-asian="翩翩體 簡" style:language-asian="zh" style:country-asian="TW"/>
    </style:style>
    <style:style style:name="P4" style:family="paragraph" style:parent-style-name="Standard" style:list-style-name="L1">
      <style:text-properties officeooo:rsid="00055ae2" officeooo:paragraph-rsid="00055ae2" style:font-name-asian="翩翩體 簡" style:language-asian="zh" style:country-asian="TW"/>
    </style:style>
    <style:style style:name="P5" style:family="paragraph" style:parent-style-name="Standard">
      <style:text-properties officeooo:paragraph-rsid="00055ae2" style:font-name-asian="翩翩體 簡" style:language-asian="zh" style:country-asian="TW"/>
    </style:style>
    <style:style style:name="P6" style:family="paragraph" style:parent-style-name="Standard" style:list-style-name="L1">
      <style:text-properties fo:color="#ff0000" officeooo:rsid="00055ae2" officeooo:paragraph-rsid="00055ae2" style:font-name-asian="翩翩體 簡" style:language-asian="zh" style:country-asian="TW"/>
    </style:style>
    <style:style style:name="T1" style:family="text">
      <style:text-properties officeooo:rsid="00055ae2"/>
    </style:style>
    <style:style style:name="T2" style:family="text">
      <style:text-properties fo:color="#ff0000"/>
    </style:style>
    <style:style style:name="T3" style:family="text">
      <style:text-properties fo:color="#ff0000" officeooo:rsid="0006c80e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officeooo:rsid="0006c80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yamuk MQTT用法</text:p>
      <text:p text:style-name="P2">在 test case 裡面有兩個檔案, pubnya.py, subnya.py</text:p>
      <text:p text:style-name="P2"/>
      <text:list xml:id="list414610445810080284" text:style-name="L1">
        <text:list-item>
          <text:p text:style-name="P4">Publish由abc送訊息Hello給ActiveMQ.Advisory.Connection.pin這個Topic: </text:p>
          <text:p text:style-name="P6">python pubnya.py localhost abc ActiveMQ.Advisory.Connection.pin Hello</text:p>
        </text:list-item>
        <text:list-item>
          <text:p text:style-name="P4">Subscript為監聽:</text:p>
          <text:p text:style-name="P6">python subnya.py localhost test ActiveMQ.Advisory.Connection.pin</text:p>
        </text:list-item>
      </text:list>
      <text:p text:style-name="P1"/>
      <text:p text:style-name="P1"/>
      <text:p text:style-name="P1">註：<text:span text:style-name="T2">紅字為指令</text:span><text:span text:style-name="T4">,需搭配</text:span><text:span text:style-name="T5">Activemq MQTT Server</text:span></text:p>
      <text:p text:style-name="P1">參考：<text:span text:style-name="T1">https://github.com/iwanbk/nyamu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翩翩體 簡" svg:font-family="'翩翩體 簡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4.1.3.2$Windows_x86 LibreOffice_project/70feb7d99726f064edab4605a8ab840c50ec57a</meta:generator>
    <dc:date>2014-02-06T14:35:59.698000000</dc:date>
    <meta:document-statistic meta:table-count="0" meta:image-count="0" meta:object-count="0" meta:page-count="1" meta:paragraph-count="8" meta:word-count="65" meta:character-count="331" meta:non-whitespace-character-count="313"/>
    <meta:user-defined meta:name="Info 1"/>
    <meta:user-defined meta:name="Info 2"/>
    <meta:user-defined meta:name="Info 3"/>
    <meta:user-defined meta:name="Info 4"/>
  </office:meta>
</office:document-meta>
</file>